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/>
    <style:font-face style:name="Courier1" svg:font-family="Courier"/>
    <style:font-face style:name="Lucida Console" svg:font-family="'Lucida Console'" style:font-pitch="fixed"/>
    <style:font-face style:name="Courier" svg:font-family="Courier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101cm" fo:margin-top="0.049cm" fo:margin-bottom="0cm" fo:text-align="start" style:justify-single-word="false" fo:text-indent="0cm" style:auto-text-indent="false"/>
      <style:text-properties fo:font-size="7pt"/>
    </style:style>
    <style:style style:name="P2" style:family="paragraph" style:parent-style-name="Footer">
      <style:paragraph-properties fo:margin-left="0cm" fo:margin-right="0.101cm" fo:margin-top="0.049cm" fo:margin-bottom="0cm" fo:text-align="end" style:justify-single-word="false" fo:text-indent="0cm" style:auto-text-indent="false"/>
      <style:text-properties fo:font-size="7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Paragraph_20_Padding" style:list-style-name="L1"/>
    <style:style style:name="P7" style:family="paragraph" style:parent-style-name="Paragraph_20_Padding" style:list-style-name="L1"/>
    <style:style style:name="P8" style:family="paragraph" style:parent-style-name="Paragraph_20_Padding" style:list-style-name="L1"/>
    <style:style style:name="P9" style:family="paragraph" style:parent-style-name="Paragraph_20_Padding" style:list-style-name="L1"/>
    <style:style style:name="P10" style:family="paragraph" style:parent-style-name="Paragraph_20_Padding" style:list-style-name="L1"/>
    <style:style style:name="P11" style:family="paragraph" style:parent-style-name="Paragraph_20_Padding" style:list-style-name="L1"/>
    <style:style style:name="P12" style:family="paragraph" style:parent-style-name="Paragraph_20_Padding" style:list-style-name="L1"/>
    <style:style style:name="P13" style:family="paragraph" style:parent-style-name="Paragraph_20_Padding" style:list-style-name="L1"/>
    <style:style style:name="P14" style:family="paragraph" style:parent-style-name="Paragraph_20_Padding" style:list-style-name="L1"/>
    <style:style style:name="P15" style:family="paragraph" style:parent-style-name="Paragraph_20_Padding" style:list-style-name="L1"/>
    <style:style style:name="P16" style:family="paragraph" style:parent-style-name="Paragraph_20_Padding" style:list-style-name="L1"/>
    <style:style style:name="P17" style:family="paragraph" style:parent-style-name="Paragraph_20_Padding" style:list-style-name="L1"/>
    <style:style style:name="P18" style:family="paragraph" style:parent-style-name="Paragraph_20_Padding" style:list-style-name="L1"/>
    <style:style style:name="P19" style:family="paragraph" style:parent-style-name="Paragraph_20_Padding" style:list-style-name="L1"/>
    <style:style style:name="P20" style:family="paragraph" style:parent-style-name="Paragraph_20_Padding" style:list-style-name="L1"/>
    <style:style style:name="P21" style:family="paragraph" style:parent-style-name="Paragraph_20_Padding" style:list-style-name="L1"/>
    <style:style style:name="P22" style:family="paragraph" style:parent-style-name="Paragraph_20_Padding" style:list-style-name="L1"/>
    <style:style style:name="P23" style:family="paragraph" style:parent-style-name="Paragraph_20_Padding" style:list-style-name="L1"/>
    <style:style style:name="P24" style:family="paragraph" style:parent-style-name="Paragraph_20_Padding" style:list-style-name="L1"/>
    <style:style style:name="P25" style:family="paragraph" style:parent-style-name="Paragraph_20_Padding" style:list-style-name="L1"/>
    <style:style style:name="P26" style:family="paragraph" style:parent-style-name="Paragraph_20_Padding" style:list-style-name="L1"/>
    <style:style style:name="P27" style:family="paragraph" style:parent-style-name="Paragraph_20_Padding" style:list-style-name="L1"/>
    <style:style style:name="P28" style:family="paragraph" style:parent-style-name="Paragraph_20_Padding" style:list-style-name="L1"/>
    <style:style style:name="P29" style:family="paragraph" style:parent-style-name="Paragraph_20_Padding" style:list-style-name="L1"/>
    <style:style style:name="P30" style:family="paragraph" style:parent-style-name="Paragraph_20_Padding" style:list-style-name="L1"/>
    <style:style style:name="P31" style:family="paragraph" style:parent-style-name="Paragraph_20_Padding" style:list-style-name="L1"/>
    <style:style style:name="P32" style:family="paragraph" style:parent-style-name="Paragraph_20_Padding" style:list-style-name="L1"/>
    <style:style style:name="P33" style:family="paragraph" style:parent-style-name="Paragraph_20_Padding" style:list-style-name="L1"/>
    <style:style style:name="P34" style:family="paragraph" style:parent-style-name="Paragraph_20_Padding" style:list-style-name="L1"/>
    <style:style style:name="P35" style:family="paragraph" style:parent-style-name="Paragraph_20_Padding" style:list-style-name="L1"/>
    <style:style style:name="P36" style:family="paragraph" style:parent-style-name="Paragraph_20_Padding">
      <style:paragraph-properties fo:margin-left="0cm" fo:margin-right="0cm" fo:text-indent="0cm" style:auto-text-indent="false"/>
    </style:style>
    <style:style style:name="P37" style:family="paragraph" style:parent-style-name="Paragraph_20_Padding" style:list-style-name="L1">
      <style:paragraph-properties fo:margin-left="0cm" fo:margin-right="0cm" fo:text-indent="0cm" style:auto-text-indent="false"/>
    </style:style>
    <style:style style:name="P38" style:family="paragraph" style:parent-style-name="Paragraph_20_Default" style:list-style-name="L1">
      <style:paragraph-properties fo:margin-top="0.199cm" fo:margin-bottom="0cm"/>
    </style:style>
    <style:style style:name="P39" style:family="paragraph" style:parent-style-name="Paragraph_20_Default" style:list-style-name="L1">
      <style:paragraph-properties fo:margin-top="0.199cm" fo:margin-bottom="0cm"/>
    </style:style>
    <style:style style:name="P40" style:family="paragraph" style:parent-style-name="Paragraph_20_Default" style:list-style-name="L1">
      <style:paragraph-properties fo:margin-top="0.199cm" fo:margin-bottom="0cm"/>
    </style:style>
    <style:style style:name="P41" style:family="paragraph" style:parent-style-name="Paragraph_20_Default" style:list-style-name="L2">
      <style:paragraph-properties fo:margin-top="0.199cm" fo:margin-bottom="0cm"/>
    </style:style>
    <text:list-style style:name="L1">
      <text:list-level-style-bullet text:level="1" text:style-name="Bullet_20_Symbols" style:num-suffix=" " text:bullet-char="•">
        <style:list-level-properties text:min-label-width="0.499cm"/>
      </text:list-level-style-bullet>
      <text:list-level-style-bullet text:level="2" text:style-name="Bullet_20_Symbols" style:num-suffix=" " text:bullet-char="•">
        <style:list-level-properties text:space-before="0.501cm" text:min-label-width="0.499cm"/>
      </text:list-level-style-bullet>
      <text:list-level-style-bullet text:level="3" text:style-name="Bullet_20_Symbols" style:num-suffix=" " text:bullet-char="•">
        <style:list-level-properties text:space-before="1cm" text:min-label-width="0.499cm"/>
      </text:list-level-style-bullet>
      <text:list-level-style-bullet text:level="4" text:style-name="Bullet_20_Symbols" style:num-suffix=" " text:bullet-char="•">
        <style:list-level-properties text:space-before="1.501cm" text:min-label-width="0.499cm"/>
      </text:list-level-style-bullet>
      <text:list-level-style-bullet text:level="5" text:style-name="Bullet_20_Symbols" style:num-suffix=" " text:bullet-char="•">
        <style:list-level-properties text:space-before="2cm" text:min-label-width="0.499cm"/>
      </text:list-level-style-bullet>
      <text:list-level-style-bullet text:level="6" text:style-name="Bullet_20_Symbols" style:num-suffix=" " text:bullet-char="•">
        <style:list-level-properties text:space-before="2.501cm" text:min-label-width="0.499cm"/>
      </text:list-level-style-bullet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 " text:bullet-char="•">
        <style:list-level-properties text:min-label-width="0.499cm"/>
      </text:list-level-style-bullet>
      <text:list-level-style-bullet text:level="2" text:style-name="Bullet_20_Symbols" style:num-suffix=" " text:bullet-char="•">
        <style:list-level-properties text:space-before="0.501cm" text:min-label-width="0.499cm"/>
      </text:list-level-style-bullet>
      <text:list-level-style-bullet text:level="3" text:style-name="Bullet_20_Symbols" style:num-suffix=" " text:bullet-char="•">
        <style:list-level-properties text:space-before="1cm" text:min-label-width="0.499cm"/>
      </text:list-level-style-bullet>
      <text:list-level-style-bullet text:level="4" text:style-name="Bullet_20_Symbols" style:num-suffix=" " text:bullet-char="•">
        <style:list-level-properties text:space-before="1.501cm" text:min-label-width="0.499cm"/>
      </text:list-level-style-bullet>
      <text:list-level-style-bullet text:level="5" text:style-name="Bullet_20_Symbols" style:num-suffix=" " text:bullet-char="•">
        <style:list-level-properties text:space-before="2cm" text:min-label-width="0.499cm"/>
      </text:list-level-style-bullet>
      <text:list-level-style-bullet text:level="6" text:style-name="Bullet_20_Symbols" style:num-suffix=" " text:bullet-char="•">
        <style:list-level-properties text:space-before="2.501cm" text:min-label-width="0.499cm"/>
      </text:list-level-style-bullet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SR94 API <text:s/>для TermWare</text:p>
      <text:p text:style-name="P3"/>
      <text:p text:style-name="P4">Связанные документы:</text:p>
      <text:list text:style-name="L1">
        <text:list-item>
          <text:p text:style-name="P38"><text:a xlink:type="simple" xlink:href="http://jcp.org/en/jsr/detail?id=94" text:style-name="Internet_20_link" text:visited-style-name="Visited_20_Internet_20_Link">JSR 94 <text:s/>на JCP</text:a></text:p>
        </text:list-item>
        <text:list-item>
          <text:p text:style-name="P38"><text:a xlink:type="simple" xlink:href="http://www.gradsoft.ua/rus/Products/termware/docs/Semantics_rus/Semantics_rus.html" text:style-name="Internet_20_link" text:visited-style-name="Visited_20_Internet_20_Link">Опиcание Cемантики </text:a></text:p>
        </text:list-item>
      </text:list>
      <text:list text:style-name="L2">
        <text:list-item>
          <text:p text:style-name="P41"><text:a xlink:type="simple" xlink:href="http://www.gradsoft.ua/rus/Products/termware/jdocs/index.html" text:style-name="Internet_20_link" text:visited-style-name="Visited_20_Internet_20_Link">TermWare Java API</text:a></text:p>
        </text:list-item>
      </text:list>
      <text:list text:style-name="L1">
        <text:list-item>
          <text:p text:style-name="P38"><text:a xlink:type="simple" xlink:href="http://www.gradsoft.ua/rus/Products/termware/docs/TAPI/index.htm" text:style-name="Internet_20_link" text:visited-style-name="Visited_20_Internet_20_Link">Встроенные преобразования</text:a></text:p>
        </text:list-item>
      </text:list>
      <text:h text:style-name="Heading_20_1" text:outline-level="1">Формат XML-представления спецификаций переписывающих систем.</text:h>
      <text:h text:style-name="Heading_20_2" text:outline-level="2">Варианты форматов - несколько примеров </text:h>
      <text:h text:style-name="Heading_20_3" text:outline-level="3">Формат 1 - простой неструктированный текст </text:h>
      <text:p text:style-name="Paragraph_20_Padding">Самый простой формат XML представления - это просто встроить его как текстовый элемент в корневой элемент. Итак, корневой элемент - TermWare: все, что находится внутри корневого элемента является определениями на оригинальном языке TermWare. </text:p>
      <text:p text:style-name="Paragraph_20_Padding">DTD выглядит следующим образом: </text:p>
      <text:p text:style-name="Paragraph_20_Padding"/>
      <text:p text:style-name="Paragraph_20_Programlisting">&lt;!-- XML DTD --&gt;</text:p>
      <text:p text:style-name="Paragraph_20_Programlisting">&lt;?xml version="1.0" encoding="utf-8"?&gt;</text:p>
      <text:p text:style-name="Paragraph_20_Programlisting">&lt;!-- One root element - TermWare and text inside on --&gt;</text:p>
      <text:p text:style-name="Paragraph_20_Programlisting">&lt;!ELEMENT termware-text (#PCDATA)&gt; <text:s text:c="8"/></text:p>
      <text:p text:style-name="Paragraph_20_Padding"><text:s text:c="9"/></text:p>
      <text:p text:style-name="Paragraph_20_Padding">К примеру, следующее определение:</text:p>
      <text:p text:style-name="Standard"/>
      <text:p text:style-name="Paragraph_20_Programlisting"><text:s text:c="4"/>system(SemiGroup,default,</text:p>
      <text:p text:style-name="Paragraph_20_Programlisting"><text:s text:c="18"/>ruleset( <text:s/>($x*$y)*$z <text:s/>-&gt; <text:s/>$x*($y*$z) <text:s/>),</text:p>
      <text:p text:style-name="Paragraph_20_Programlisting"><text:s text:c="18"/>FirstTop)</text:p>
      <text:p text:style-name="Paragraph_20_Programlisting">);</text:p>
      <text:p text:style-name="Standard"/>
      <text:p text:style-name="Standard">будет <text:s/>выглядеть в XML синтаксисе как:</text:p>
      <text:p text:style-name="Standard"/>
      <text:p text:style-name="Paragraph_20_Programlisting"/>
      <text:p text:style-name="Paragraph_20_Programlisting">&lt;?xml <text:s/>version="1.0" <text:s/>encoding="utf-8"?&gt;</text:p>
      <text:p text:style-name="Paragraph_20_Programlisting">&lt;!DOCTYPE <text:s/>termware-text <text:s/>PUBLIC</text:p>
      <text:p text:style-name="Paragraph_20_Programlisting">"-//GradSoft//DTD <text:s/>TermWare <text:s/>ruleset <text:s/>form <text:s/>1//EN"</text:p>
      <text:p text:style-name="Paragraph_20_Programlisting">"http://www.gradsoft.ua/dtd/termware-1.dtd"&gt;</text:p>
      <text:p text:style-name="Paragraph_20_Programlisting">&lt;termware-text&gt;</text:p>
      <text:p text:style-name="Paragraph_20_Programlisting">&lt;![CDATA[</text:p>
      <text:p text:style-name="Paragraph_20_Programlisting"/>
      <text:p text:style-name="Paragraph_20_Programlisting"><text:s text:c="4"/>system(SemiGroup,default,</text:p>
      <text:p text:style-name="Paragraph_20_Programlisting"><text:s text:c="18"/>ruleset( <text:s/>($x*$y)*$z <text:s/>-&gt; <text:s/>$x*($y*$z) <text:s/>),</text:p>
      <text:p text:style-name="Paragraph_20_Programlisting"><text:s text:c="18"/>FirstTop)</text:p>
      <text:p text:style-name="Paragraph_20_Programlisting">);</text:p>
      <text:p text:style-name="Paragraph_20_Programlisting"/>
      <text:p text:style-name="Paragraph_20_Programlisting">]]&gt;</text:p>
      <text:p text:style-name="Paragraph_20_Programlisting"/>
      <text:p text:style-name="Paragraph_20_Programlisting">&lt;/termware-text&gt;</text:p>
      <text:p text:style-name="Paragraph_20_Programlisting"/>
      <text:p text:style-name="Paragraph_20_Programlisting"/>
      <text:h text:style-name="Heading_20_3" text:outline-level="3">Формат два - XML элемент для набора правил </text:h>
      <text:p text:style-name="Paragraph_20_Padding">Следующий формат, который иногда удобно применять - выделить XML элементы для доменов и для системы. Домен содержит в себе системы или другие домены. Имя системы, имя БД фактов и стратегии являются атрибутами элемента системы, набор правил, разделенный запятыми -- содержимым. </text:p>
      <text:p text:style-name="Paragraph_20_Padding">DTD выглядит следующим образом: </text:p>
      <text:p text:style-name="Paragraph_20_Padding"/>
      <text:p text:style-name="Paragraph_20_Programlisting"><text:s/>&lt;!-- XML DTD --&gt;</text:p>
      <text:p text:style-name="Paragraph_20_Programlisting">&lt;?xml version="1.0" encoding="utf-8"?&gt;</text:p>
      <text:p text:style-name="Paragraph_20_Programlisting">&lt;! --&gt;</text:p>
      <text:p text:style-name="Paragraph_20_Programlisting"></text:p>
      <text:p text:style-name="Paragraph_20_Programlisting">&lt;!ELEMENT termware domain&gt;</text:p>
      <text:p text:style-name="Paragraph_20_Programlisting">&lt;!ELEMENT domain (domain* <text:s/>system-text*) &gt;</text:p>
      <text:p text:style-name="Paragraph_20_Programlisting">&lt;!ATTLIST domain </text:p>
      <text:p text:style-name="Paragraph_20_Programlisting"><text:s text:c="5"/>name <text:s text:c="2"/>CDATA <text:s text:c="3"/>#REQUIRED</text:p>
      <text:p text:style-name="Paragraph_20_Programlisting"><text:s text:c="5"/>id <text:s text:c="4"/>NMTOKEN <text:s/>#IMPLIED</text:p>
      <text:p text:style-name="Paragraph_20_Programlisting">&gt;</text:p>
      <text:p text:style-name="Paragraph_20_Programlisting">&lt;!ELEMENT system-text (#PCDATA) &gt;</text:p>
      <text:p text:style-name="Paragraph_20_Programlisting">&lt;!ATTLIST system-text</text:p>
      <text:p text:style-name="Paragraph_20_Programlisting"><text:s text:c="6"/>name <text:s text:c="5"/>CDATA <text:s/>#REQUIRED,</text:p>
      <text:p text:style-name="Paragraph_20_Programlisting"><text:s text:c="6"/>facts <text:s text:c="4"/>CDATA <text:s/>#REQUIRED,</text:p>
      <text:p text:style-name="Paragraph_20_Programlisting"><text:s text:c="6"/>strategy <text:s/>CDATA <text:s/>#REQUIRED,</text:p>
      <text:p text:style-name="Paragraph_20_Programlisting"><text:s text:c="6"/>id <text:s text:c="4"/>NMTOKEN <text:s/>#IMPLIED</text:p>
      <text:p text:style-name="Paragraph_20_Padding">&gt; <text:s text:c="42"/></text:p>
      <text:p text:style-name="Paragraph_20_Padding">Пример: </text:p>
      <text:p text:style-name="Standard"/>
      <text:p text:style-name="Paragraph_20_Programlisting"/>
      <text:p text:style-name="Paragraph_20_Programlisting"/>
      <text:p text:style-name="Paragraph_20_Programlisting">&lt;termware&gt;</text:p>
      <text:p text:style-name="Paragraph_20_Programlisting">&lt;domain <text:s/>name="examples" <text:s/>&gt;</text:p>
      <text:p text:style-name="Paragraph_20_Programlisting"><text:s text:c="2"/>&lt;system-text <text:s/>name="Life" <text:s/>strategy="FirstTop" <text:s/>facts="ua.gradsoft.termwaredemos.life.Life1Facts" <text:s/>&gt;</text:p>
      <text:p text:style-name="Paragraph_20_Programlisting"><text:s text:c="2"/>&lt;![CDATA[</text:p>
      <text:p text:style-name="Paragraph_20_Programlisting"/>
      <text:p text:style-name="Paragraph_20_Programlisting"><text:s text:c="3"/>#@display-name <text:s/>born-of-new-cell</text:p>
      <text:p text:style-name="Paragraph_20_Programlisting"><text:s text:c="3"/>{ <text:s/>l($i,$j) <text:s/>: <text:s/>$T} <text:s/>[ <text:s/>n($i,$j) <text:s/>== <text:s/>3 <text:s/>] <text:s/>-&gt; <text:s/>$T <text:s/>[ <text:s/>putCell($i,$j) <text:s/>],</text:p>
      <text:p text:style-name="Paragraph_20_Programlisting"/>
      <text:p text:style-name="Paragraph_20_Programlisting"><text:s text:c="3"/>#@display-name <text:s/>static-cell</text:p>
      <text:p text:style-name="Paragraph_20_Programlisting"><text:s text:c="3"/>{ <text:s/>l($i,$j) <text:s/>: <text:s/>$T} <text:s/>[ <text:s/>n($i,$j) <text:s/>== <text:s/>2 <text:s/>] <text:s/>-&gt; <text:s/>$T <text:s/>[ <text:s/>existsCell($i,$j) <text:s/>? <text:s/>putCell($i,$j) <text:s/>: <text:s/>removeCell($i,$j) <text:s/>] <text:s/>,</text:p>
      <text:p text:style-name="Paragraph_20_Programlisting"/>
      <text:p text:style-name="Paragraph_20_Programlisting"><text:s text:c="3"/>#@display-name <text:s/>die-of-cell</text:p>
      <text:p text:style-name="Paragraph_20_Programlisting"><text:s text:c="2"/>{ <text:s/>l($i,$j) <text:s/>: <text:s/>$T} <text:s/>[ <text:s/>n($i,$j) <text:s/>&gt; <text:s/>3 <text:s/>|| <text:s/>n($i,$j) <text:s/>&lt; <text:s/>2 <text:s/>] <text:s/>-&gt; <text:s/>$T <text:s/>[ <text:s/>removeCell($i,$j) <text:s/>],</text:p>
      <text:p text:style-name="Paragraph_20_Programlisting"/>
      <text:p text:style-name="Paragraph_20_Programlisting"/>
      <text:p text:style-name="Paragraph_20_Programlisting"><text:s text:c="3"/>#@display-name <text:s/>empty-set</text:p>
      <text:p text:style-name="Paragraph_20_Programlisting"><text:s text:c="3"/>{ <text:s/>} <text:s/>-&gt; <text:s/>checkEmpty($T) <text:s/>[ <text:s/>showGeneration(), <text:s/>generateNextTestSet($T) <text:s/>],</text:p>
      <text:p text:style-name="Paragraph_20_Programlisting"/>
      <text:p text:style-name="Paragraph_20_Programlisting"><text:s text:c="3"/>#@display-name <text:s/>check-empty-notnull</text:p>
      <text:p text:style-name="Paragraph_20_Programlisting"><text:s text:c="3"/>checkEmpty({$x:$Y}) <text:s/>-&gt; <text:s/>{ <text:s/>$x:$Y <text:s/>},</text:p>
      <text:p text:style-name="Paragraph_20_Programlisting"/>
      <text:p text:style-name="Paragraph_20_Programlisting"><text:s text:c="3"/>#@display-name <text:s/>check-empty-null</text:p>
      <text:p text:style-name="Paragraph_20_Programlisting"><text:s text:c="3"/>checkEmpty({}) <text:s/>-&gt; <text:s/>END</text:p>
      <text:p text:style-name="Paragraph_20_Programlisting"><text:s text:c="30"/></text:p>
      <text:p text:style-name="Paragraph_20_Programlisting"><text:s text:c="2"/>]]&gt;</text:p>
      <text:p text:style-name="Paragraph_20_Programlisting"><text:s text:c="2"/>&lt;/system-text&gt;</text:p>
      <text:p text:style-name="Paragraph_20_Programlisting">&lt;/domain&gt;</text:p>
      <text:p text:style-name="Paragraph_20_Programlisting"><text:s text:c="2"/>&lt;/termware&gt;</text:p>
      <text:p text:style-name="Paragraph_20_Programlisting"/>
      <text:p text:style-name="Paragraph_20_Programlisting"/>
      <text:h text:style-name="Heading_20_3" text:outline-level="3">Формат три - XML элемент для набора правил. </text:h>
      <text:p text:style-name="Standard"><text:s/>Следующий уровень детализации: выделяется элемент для каждого правила.</text:p>
      <text:p text:style-name="Standard"/>
      <text:p text:style-name="Paragraph_20_Programlisting"/>
      <text:p text:style-name="Paragraph_20_Programlisting"/>
      <text:p text:style-name="Paragraph_20_Programlisting">&lt;!-- <text:s/>XML <text:s/>DTD <text:s/>--&gt;</text:p>
      <text:p text:style-name="Paragraph_20_Programlisting">&lt;?xml <text:s/>version="1.0" <text:s/>encoding="utf-8"?&gt;</text:p>
      <text:p text:style-name="Paragraph_20_Programlisting">&lt;! <text:s/>--&gt;</text:p>
      <text:p text:style-name="Paragraph_20_Programlisting"/>
      <text:p text:style-name="Paragraph_20_Programlisting">&lt;!ELEMENT <text:s/>termware <text:s/>domain&gt;</text:p>
      <text:p text:style-name="Paragraph_20_Programlisting">&lt;!ELEMENT <text:s/>domain <text:s/>(domain* <text:s/>system*) <text:s/>&gt;</text:p>
      <text:p text:style-name="Paragraph_20_Programlisting">&lt;!ATTLIST <text:s/>domain <text:s/></text:p>
      <text:p text:style-name="Paragraph_20_Programlisting"><text:s text:c="10"/>name <text:s text:c="5"/>CDATA <text:s text:c="7"/>#REQUIRED</text:p>
      <text:p text:style-name="Paragraph_20_Programlisting"><text:s text:c="10"/>id <text:s text:c="9"/>ID <text:s text:c="13"/>#IMPLIED</text:p>
      <text:p text:style-name="Paragraph_20_Programlisting">&gt;</text:p>
      <text:p text:style-name="Paragraph_20_Programlisting">&lt;!ELEMENT <text:s/>system <text:s/>(import-ruleset <text:s/>| <text:s/>rule-text)* <text:s/>&gt;</text:p>
      <text:p text:style-name="Paragraph_20_Programlisting">&lt;!ATTLIST <text:s/>system</text:p>
      <text:p text:style-name="Paragraph_20_Programlisting"><text:s text:c="12"/>name <text:s text:c="11"/>CDATA <text:s text:c="3"/>#REQUIRED,</text:p>
      <text:p text:style-name="Paragraph_20_Programlisting"><text:s text:c="12"/>facts <text:s text:c="9"/>CDATA <text:s text:c="3"/>#REQUIRED,</text:p>
      <text:p text:style-name="Paragraph_20_Programlisting"><text:s text:c="12"/>strategy <text:s text:c="3"/>CDATA <text:s text:c="3"/>#REQUIRED,</text:p>
      <text:p text:style-name="Paragraph_20_Programlisting"><text:s text:c="12"/>id <text:s text:c="15"/>ID <text:s text:c="9"/>#IMPLIED</text:p>
      <text:p text:style-name="Paragraph_20_Programlisting">&gt;</text:p>
      <text:p text:style-name="Paragraph_20_Programlisting">&lt;!ELEMENT <text:s/>import-ruleset <text:s/>(#PCDATA) <text:s/>&gt;</text:p>
      <text:p text:style-name="Paragraph_20_Programlisting">&lt;!ATTLIST <text:s/>import-ruleset</text:p>
      <text:p text:style-name="Paragraph_20_Programlisting"><text:s text:c="4"/>name <text:s text:c="15"/>CDATA <text:s text:c="5"/>#REQUIRED</text:p>
      <text:p text:style-name="Paragraph_20_Programlisting"><text:s text:c="4"/>id <text:s text:c="19"/>ID <text:s text:c="11"/>#IMPLIED</text:p>
      <text:p text:style-name="Paragraph_20_Programlisting">&gt;</text:p>
      <text:p text:style-name="Paragraph_20_Programlisting">&lt;!ELEMENT <text:s/>rule-text <text:s/>(#PCDATA) <text:s/>&gt;</text:p>
      <text:p text:style-name="Paragraph_20_Programlisting">&lt;!ATTLIST <text:s/>rule-text</text:p>
      <text:p text:style-name="Paragraph_20_Programlisting"><text:s text:c="4"/>name <text:s/>CDATA <text:s text:c="3"/>#IMPLIED</text:p>
      <text:p text:style-name="Paragraph_20_Programlisting"><text:s text:c="4"/>description <text:s/>PCDATA <text:s/>#IMPLIED</text:p>
      <text:p text:style-name="Paragraph_20_Programlisting"><text:s text:c="4"/>id <text:s text:c="19"/>ID <text:s text:c="9"/>#IMPLIED</text:p>
      <text:p text:style-name="Paragraph_20_Programlisting">&gt;</text:p>
      <text:p text:style-name="Paragraph_20_Programlisting"/>
      <text:p text:style-name="Paragraph_20_Programlisting"/>
      <text:p text:style-name="Paragraph_20_Padding">Предыдущий пример будет выглядеть следующим образом: </text:p>
      <text:p text:style-name="Standard"/>
      <text:p text:style-name="Paragraph_20_Programlisting"/>
      <text:p text:style-name="Paragraph_20_Programlisting"/>
      <text:p text:style-name="Paragraph_20_Programlisting">&lt;domain <text:s/>name="examples" <text:s/>&gt;</text:p>
      <text:p text:style-name="Paragraph_20_Programlisting"><text:s text:c="2"/>&lt;system <text:s/>name="Life" <text:s/>strategy="FirstTop" <text:s/>facts="ua.gradsoft.termwaredemos.life.Life1Facts" <text:s/>&gt;</text:p>
      <text:p text:style-name="Paragraph_20_Programlisting"><text:s text:c="6"/></text:p>
      <text:p text:style-name="Paragraph_20_Programlisting"><text:s text:c="4"/>&lt;rule-text <text:s/>description="born-of-new-cell&gt;</text:p>
      <text:p text:style-name="Paragraph_20_Programlisting"><text:s text:c="14"/>&lt;![CDATA[</text:p>
      <text:p text:style-name="Paragraph_20_Programlisting"><text:s text:c="16"/>{ <text:s/>l($i,$j) <text:s/>: <text:s/>$T} <text:s/>[ <text:s/>n($i,$j) <text:s/>== <text:s/>3 <text:s/>] <text:s/>-&gt; <text:s/>$T <text:s/>[ <text:s/>putCell($i,$j) <text:s/>]</text:p>
      <text:p text:style-name="Paragraph_20_Programlisting"><text:s text:c="14"/>]]&gt; <text:s/></text:p>
      <text:p text:style-name="Paragraph_20_Programlisting"><text:s text:c="4"/>&lt;/rule-text&gt;</text:p>
      <text:p text:style-name="Paragraph_20_Programlisting"><text:s text:c="4"/>&lt;rule-text <text:s/>description="static <text:s/>cell"&gt;</text:p>
      <text:p text:style-name="Paragraph_20_Programlisting"><text:s text:c="14"/>&lt;![CDATA[</text:p>
      <text:p text:style-name="Paragraph_20_Programlisting"><text:s text:c="16"/>{ <text:s/>l($i,$j) <text:s/>: <text:s/>$T} <text:s/>[ <text:s/>n($i,$j) <text:s/>== <text:s/>2 <text:s/>] <text:s/>-&gt; <text:s/>$T <text:s/>[ <text:s/>existsCell($i,$j) <text:s/>? <text:s/>putCell($i,$j) <text:s/>: <text:s/>removeCell($i,$j) <text:s/>] <text:s/></text:p>
      <text:p text:style-name="Paragraph_20_Programlisting"><text:s text:c="14"/>]]&gt;</text:p>
      <text:p text:style-name="Paragraph_20_Programlisting"><text:s text:c="6"/>&lt;rule-text <text:s/>description="die"&gt; <text:s text:c="7"/></text:p>
      <text:p text:style-name="Paragraph_20_Programlisting"><text:s text:c="16"/>&lt;![CDATA[ <text:s/></text:p>
      <text:p text:style-name="Paragraph_20_Programlisting"><text:s text:c="18"/>{ <text:s/>l($i,$j) <text:s/>: <text:s/>$T} <text:s/>[ <text:s/>n($i,$j) <text:s/>&gt; <text:s/>3 <text:s/>|| <text:s/>n($i,$j) <text:s/>&lt; <text:s/>2 <text:s/>] <text:s/>-&gt; <text:s/>$T <text:s/>[ <text:s/>removeCell($i,$j) <text:s/>]</text:p>
      <text:p text:style-name="Paragraph_20_Programlisting"><text:s text:c="18"/>]]&gt;</text:p>
      <text:p text:style-name="Paragraph_20_Programlisting"><text:s text:c="6"/>&lt;/rule-text&gt; <text:s text:c="9"/></text:p>
      <text:p text:style-name="Paragraph_20_Programlisting"><text:s text:c="6"/>&lt;rule-text <text:s/>description="empty <text:s/>set"&gt;</text:p>
      <text:p text:style-name="Paragraph_20_Programlisting"><text:s text:c="16"/>&lt;![CDATA[ <text:s/></text:p>
      <text:p text:style-name="Paragraph_20_Programlisting"><text:s text:c="16"/>{ <text:s/>} <text:s/>-&gt; <text:s/>checkEmpty($T) <text:s/>[ <text:s/>showGeneration() <text:s/>, <text:s/>generateNextTestSet($T) <text:s/>],</text:p>
      <text:p text:style-name="Paragraph_20_Programlisting"><text:s text:c="18"/>]]&gt;</text:p>
      <text:p text:style-name="Paragraph_20_Programlisting"><text:s text:c="6"/>&lt;/rule-text&gt; <text:s text:c="9"/></text:p>
      <text:p text:style-name="Paragraph_20_Programlisting"><text:s text:c="6"/>&lt;rule-text <text:s/>description="check-empty-notempty"&gt;</text:p>
      <text:p text:style-name="Paragraph_20_Programlisting"><text:s text:c="16"/>&lt;![CDATA[ <text:s/></text:p>
      <text:p text:style-name="Paragraph_20_Programlisting"><text:s text:c="16"/>checkEmpty({$x:$Y}) <text:s/>-&gt; <text:s/>{ <text:s/>$x:$Y <text:s/>},</text:p>
      <text:p text:style-name="Paragraph_20_Programlisting"><text:s text:c="16"/>]]&gt;</text:p>
      <text:p text:style-name="Paragraph_20_Programlisting"><text:s text:c="6"/>&lt;/rule-text&gt; <text:s text:c="9"/></text:p>
      <text:p text:style-name="Paragraph_20_Programlisting"><text:s text:c="6"/>&lt;rule-text <text:s/>description="check-empty-empty"&gt;</text:p>
      <text:p text:style-name="Paragraph_20_Programlisting"><text:s text:c="14"/>&lt;![CDATA[ <text:s/></text:p>
      <text:p text:style-name="Paragraph_20_Programlisting"><text:s text:c="16"/>checkEmpty({}) <text:s/>-&gt; <text:s/>END</text:p>
      <text:p text:style-name="Paragraph_20_Programlisting"><text:s text:c="16"/>]]&gt;</text:p>
      <text:p text:style-name="Paragraph_20_Programlisting"><text:s text:c="6"/>&lt;/rule-text&gt; <text:s text:c="39"/></text:p>
      <text:p text:style-name="Paragraph_20_Programlisting"><text:s text:c="2"/>]]&gt;</text:p>
      <text:p text:style-name="Paragraph_20_Programlisting"><text:s text:c="2"/>&lt;/system-text&gt;</text:p>
      <text:p text:style-name="Paragraph_20_Programlisting">&lt;/domain&gt;</text:p>
      <text:p text:style-name="Paragraph_20_Programlisting"/>
      <text:p text:style-name="Text_20_body"/>
      <text:p text:style-name="Text_20_body">Как видим, все довольно очевидно.</text:p>
      <text:h text:style-name="Heading_20_2" text:outline-level="2">DTD и спецификация атрибутов </text:h>
      <text:p text:style-name="Paragraph_20_Padding">Итого, DTD будет иметь следующий вид: </text:p>
      <text:p text:style-name="Standard"/>
      <text:p text:style-name="Paragraph_20_Programlisting"/>
      <text:p text:style-name="Paragraph_20_Programlisting"/>
      <text:p text:style-name="Paragraph_20_Programlisting">&lt;?xml <text:s/>version="1.0" <text:s/>encoding="UTF-8"?&gt;</text:p>
      <text:p text:style-name="Paragraph_20_Programlisting"/>
      <text:p text:style-name="Paragraph_20_Programlisting">&lt;!--</text:p>
      <text:p text:style-name="Paragraph_20_Programlisting"><text:s text:c="8"/>Document <text:s text:c="5"/>: <text:s/>termware.dtd</text:p>
      <text:p text:style-name="Paragraph_20_Programlisting"><text:s text:c="8"/>Author <text:s text:c="9"/>: <text:s/>Ruslan <text:s/>Shevchenko</text:p>
      <text:p text:style-name="Paragraph_20_Programlisting"><text:s text:c="8"/>Description:</text:p>
      <text:p text:style-name="Paragraph_20_Programlisting"><text:s text:c="16"/>DTD <text:s/>for <text:s/>XML <text:s/>representation <text:s/>of <text:s/>TermWare <text:s/>systems</text:p>
      <text:p text:style-name="Paragraph_20_Programlisting"/>
      <text:p text:style-name="Paragraph_20_Programlisting"/>
      <text:p text:style-name="Paragraph_20_Programlisting"><text:s text:c="8"/>PUBLIC <text:s/>ID <text:s text:c="3"/>: <text:s/>-//GradSoft//DTD <text:s/>TermWare <text:s/>ruleset//EN</text:p>
      <text:p text:style-name="Paragraph_20_Programlisting"><text:s text:c="8"/>SYSTEM <text:s/>ID <text:s text:c="3"/>: <text:s/>http://www.gradsoft.ua/termware/termware.dtd</text:p>
      <text:p text:style-name="Paragraph_20_Programlisting">--&gt;</text:p>
      <text:p text:style-name="Paragraph_20_Programlisting"/>
      <text:p text:style-name="Paragraph_20_Programlisting">&lt;!ELEMENT <text:s/>termware <text:s/>(domain*) <text:s/>&gt;</text:p>
      <text:p text:style-name="Paragraph_20_Programlisting">&lt;!ELEMENT <text:s/>termware-text <text:s/>(#PCDATA) <text:s/>&gt;</text:p>
      <text:p text:style-name="Paragraph_20_Programlisting">&lt;!ELEMENT <text:s/>domain <text:s/>(domain <text:s/>| <text:s/>system)* <text:s text:c="3"/>&gt;</text:p>
      <text:p text:style-name="Paragraph_20_Programlisting">&lt;!ATTLIST <text:s/>domain <text:s/></text:p>
      <text:p text:style-name="Paragraph_20_Programlisting"><text:s text:c="10"/>name <text:s text:c="5"/>CDATA <text:s text:c="7"/>#REQUIRED <text:s text:c="9"/></text:p>
      <text:p text:style-name="Paragraph_20_Programlisting"><text:s text:c="10"/>id <text:s text:c="9"/>ID <text:s text:c="13"/>#IMPLIED</text:p>
      <text:p text:style-name="Paragraph_20_Programlisting">&gt;</text:p>
      <text:p text:style-name="Paragraph_20_Programlisting">&lt;!ELEMENT <text:s/>system <text:s/>(import-ruleset <text:s/>| <text:s/>rule-text)* <text:s/>&gt;</text:p>
      <text:p text:style-name="Paragraph_20_Programlisting">&lt;!ATTLIST <text:s/>system</text:p>
      <text:p text:style-name="Paragraph_20_Programlisting"><text:s text:c="12"/>name <text:s text:c="11"/>CDATA <text:s text:c="3"/>#REQUIRED</text:p>
      <text:p text:style-name="Paragraph_20_Programlisting"><text:s text:c="12"/>facts <text:s text:c="9"/>CDATA <text:s text:c="3"/>#REQUIRED</text:p>
      <text:p text:style-name="Paragraph_20_Programlisting"><text:s text:c="12"/>strategy <text:s text:c="3"/>CDATA <text:s text:c="3"/>#REQUIRED</text:p>
      <text:p text:style-name="Paragraph_20_Programlisting"><text:s text:c="12"/>id <text:s text:c="21"/>ID <text:s text:c="9"/>#IMPLIED</text:p>
      <text:p text:style-name="Paragraph_20_Programlisting"><text:s text:c="12"/>debug <text:s text:c="15"/>CDATA <text:s text:c="3"/>#IMPLIED</text:p>
      <text:p text:style-name="Paragraph_20_Programlisting"><text:s text:c="12"/>debug-entity <text:s/>CDATA <text:s text:c="3"/>#IMPLIED</text:p>
      <text:p text:style-name="Paragraph_20_Programlisting"><text:s text:c="12"/>pass-via <text:s text:c="9"/>CDATA <text:s text:c="3"/>#IMPLIED</text:p>
      <text:p text:style-name="Paragraph_20_Programlisting">&gt;</text:p>
      <text:p text:style-name="Paragraph_20_Programlisting">&lt;!ELEMENT <text:s/>import-ruleset <text:s/>(#PCDATA) <text:s/>&gt;</text:p>
      <text:p text:style-name="Paragraph_20_Programlisting">&lt;!ATTLIST <text:s/>import-ruleset</text:p>
      <text:p text:style-name="Paragraph_20_Programlisting"><text:s text:c="4"/>name <text:s text:c="15"/>CDATA <text:s text:c="5"/>#REQUIRED</text:p>
      <text:p text:style-name="Paragraph_20_Programlisting"><text:s text:c="4"/>id <text:s text:c="19"/>ID <text:s text:c="11"/>#IMPLIED</text:p>
      <text:p text:style-name="Paragraph_20_Programlisting">&gt;</text:p>
      <text:p text:style-name="Paragraph_20_Programlisting">&lt;!ELEMENT <text:s/>rule-text <text:s/>(#PCDATA) <text:s/>&gt;</text:p>
      <text:p text:style-name="Paragraph_20_Programlisting">&lt;!ATTLIST <text:s/>rule-text</text:p>
      <text:p text:style-name="Paragraph_20_Programlisting"><text:s text:c="4"/>name <text:s/>CDATA <text:s text:c="17"/>#IMPLIED</text:p>
      <text:p text:style-name="Paragraph_20_Programlisting"><text:s text:c="4"/>description <text:s/>CDATA <text:s text:c="3"/>#IMPLIED</text:p>
      <text:p text:style-name="Paragraph_20_Programlisting"><text:s text:c="4"/>id <text:s text:c="19"/>ID <text:s text:c="9"/>#IMPLIED</text:p>
      <text:p text:style-name="Paragraph_20_Programlisting">&gt;</text:p>
      <text:p text:style-name="Paragraph_20_Programlisting"/>
      <text:p text:style-name="Paragraph_20_Programlisting"/>
      <text:p text:style-name="Paragraph_20_Padding"><text:s/>Атрибуты элемента domain:</text:p>
      <text:list text:style-name="L1">
        <text:list-item>
          <text:list>
            <text:list-item>
              <text:p text:style-name="P6">name - имя домена. Специальное имя 'root' обозначает корневой домен. </text:p>
            </text:list-item>
            <text:list-item>
              <text:p text:style-name="P6">id - id элемента. Никак не используется в самой системе переписывающих правил но может быть полезно для предварительного преобразования и поиска в XML документах, содержащих правила.</text:p>
              <text:p text:style-name="P37"><text:s/></text:p>
            </text:list-item>
          </text:list>
        </text:list-item>
      </text:list>
      <text:p text:style-name="P36">Дочерние элементы domain:</text:p>
      <text:list text:style-name="L1">
        <text:list-item>
          <text:list>
            <text:list-item>
              <text:p text:style-name="P6">domain - имя поддомена. Таким образом домены создают иерархическую структуру. </text:p>
            </text:list-item>
            <text:list-item>
              <text:p text:style-name="P6">system - описание системы переписывающих правил. </text:p>
            </text:list-item>
            <text:list-item>
              <text:p text:style-name="P6">system-text - описание системы переписывающих правил в текстовом виде.</text:p>
              <text:p text:style-name="P6"/>
            </text:list-item>
          </text:list>
        </text:list-item>
      </text:list>
      <text:p text:style-name="Paragraph_20_Padding">Атрибуты элементы system:</text:p>
      <text:list text:style-name="L1">
        <text:list-item>
          <text:list>
            <text:list-item>
              <text:p text:style-name="P6">name - имя системы. Обязательно. </text:p>
            </text:list-item>
            <text:list-item>
              <text:p text:style-name="P6">facts - Имя базы фактов. (см. Описание семантики). Обязательно. </text:p>
            </text:list-item>
            <text:list-item>
              <text:p text:style-name="P6">strategy - Имя стратегии (см. Описание семантики). Обязательно. </text:p>
            </text:list-item>
            <text:list-item>
              <text:p text:style-name="P6">id - id элемента. </text:p>
            </text:list-item>
            <text:list-item>
              <text:p text:style-name="P6">debug - булевское свойство, эквивалентное вызову setDebugMode() после инициализации набора правил. </text:p>
            </text:list-item>
            <text:list-item>
              <text:p text:style-name="P6">debug-entity - строка, обозначающая рамки отладочного вывода. Обычно "All" либо полное имя отлаживаемого класса. Имеет смысл только при debug="true". </text:p>
            </text:list-item>
            <text:list-item>
              <text:p text:style-name="P6">pass-via - Если присутствует, то задает имя терма, в котором передаются входные объекты в множество правил. По умолчанию системе передается просто список объектов, но это бывает не очень удобно, так как список слишком общая форма. Если парамет pass-via установлен в имя X , то при передаче в RuleExecutionSet объектов, к примеру, a, b, c, d система получит терм X([a,b,c,d]).</text:p>
              <text:p text:style-name="P6"/>
            </text:list-item>
          </text:list>
        </text:list-item>
      </text:list>
      <text:p text:style-name="Paragraph_20_Padding"><text:s/>Дочерние атрибуты system:</text:p>
      <text:list text:style-name="L1">
        <text:list-item text:start-value="1">
          <text:list>
            <text:list-item text:start-value="1">
              <text:p text:style-name="P6">import-ruleset - спецификация импорта набора правил из другой системы. </text:p>
            </text:list-item>
            <text:list-item>
              <text:p text:style-name="P6">rule-text - текст переписывающего правила. </text:p>
            </text:list-item>
          </text:list>
        </text:list-item>
      </text:list>
      <text:p text:style-name="Paragraph_20_Padding"/>
      <text:p text:style-name="Paragraph_20_Padding">Атрибуты rule:</text:p>
      <text:list text:style-name="L1">
        <text:list-item>
          <text:list>
            <text:list-item>
              <text:p text:style-name="P6">name - имя системы, откуда мы импортируем правила. </text:p>
            </text:list-item>
            <text:list-item>
              <text:p text:style-name="P6">id - id элемента. </text:p>
            </text:list-item>
            <text:list-item>
              <text:p text:style-name="P6">name - имя правила. Необязательно. </text:p>
            </text:list-item>
            <text:list-item>
              <text:p text:style-name="P6">description - описание правила. </text:p>
            </text:list-item>
            <text:list-item>
              <text:p text:style-name="P6">id - id элемента. </text:p>
            </text:list-item>
          </text:list>
        </text:list-item>
        <text:list-item>
          <text:p text:style-name="P6">Атрибуты элемента 'system-text' такие-же, как и у 'system' </text:p>
        </text:list-item>
      </text:list>
      <text:h text:style-name="Heading_20_1" text:outline-level="1">Свойства исполняемого множеств правил</text:h>
      <text:list text:style-name="L1">
        <text:list-item text:start-value="1">
          <text:p text:style-name="P6">RoundingMode - режим округления при работе с длинными десятичными числами. Должен принимать одно из значений режима округления, определенное в java.math.BigDecimal </text:p>
        </text:list-item>
        <text:list-item>
          <text:p text:style-name="P6">DecimalScale - точность результата (т. е. количество значущих цифр после запятой) при делении десятичных чисел. </text:p>
        </text:list-item>
      </text:list>
      <text:h text:style-name="Heading_20_1" text:outline-level="1">Запуск тестов из JSR-94 TCK </text:h>
      <text:list text:style-name="L1">
        <text:list-item text:start-value="1">
          <text:p text:style-name="P6">Необходимо загрузить и разархивировать JSR-94 Technology Compability Kit с сайта jcp. </text:p>
        </text:list-item>
        <text:list-item>
          <text:p text:style-name="P6">Развернуть дистрибутив TermWare и зайти в подкаталог jtests-jsr94. </text:p>
        </text:list-item>
        <text:list-item>
          <text:p text:style-name="P6">В файле <text:span text:style-name="Text_20_Monospace">run_tck.xml </text:span>указать свойство tckhome </text:p>
        </text:list-item>
        <text:list-item>
          <text:p text:style-name="P6">Запустить в run_tck.xml цель run, командой <text:s/></text:p>
        </text:list-item>
        <text:list-item>
          <text:p text:style-name="P6">Система скопирует tck в подкаталог <text:span text:style-name="Text_20_Monospace">build </text:span>, заменит там файлы <text:span text:style-name="Text_20_Monospace">tck.conf </text:span>, <text:span text:style-name="Text_20_Monospace">tck_res1.xml </text:span>, <text:span text:style-name="Text_20_Monospace">tck_res2.xml </text:span>на собственные и запустит тесты. Естественно, вы это можете сделать и самостоятельно. </text:p>
        </text:list-item>
        <text:list-item>
          <text:p text:style-name="P6">После запуска тестов в подкаталоге <text:span text:style-name="Text_20_Monospace">build/reports </text:span>можно найти отчеты о их выполнении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/>
    <style:font-face style:name="Courier1" svg:font-family="Courier"/>
    <style:font-face style:name="Lucida Console" svg:font-family="'Lucida Console'" style:font-pitch="fixed"/>
    <style:font-face style:name="Courier" svg:font-family="Courier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2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Arial" fo:font-size="12pt" fo:language="zxx" fo:country="none" style:font-name-asian="DejaVu LGC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LGC Sans" style:font-size-asian="14pt" style:font-name-complex="Tahoma" style:font-size-complex="14pt"/>
    </style:style>
    <style:style style:name="Heading_20_1" style:display-name="Heading 1" style:family="paragraph" style:parent-style-name="Heading_20_Default" style:class="text" style:default-outline-level="1">
      <style:paragraph-properties fo:margin-top="0.6cm" fo:margin-bottom="0cm" text:number-lines="true" text:line-number="1"/>
      <style:text-properties fo:font-size="140%"/>
    </style:style>
    <style:style style:name="Heading_20_2" style:display-name="Heading 2" style:family="paragraph" style:parent-style-name="Heading_20_Default" style:class="text" style:default-outline-level="2">
      <style:paragraph-properties fo:margin-top="1.3cm" fo:margin-bottom="0cm" text:number-lines="true" text:line-number="2"/>
      <style:text-properties fo:font-size="120%"/>
    </style:style>
    <style:style style:name="Heading_20_3" style:display-name="Heading 3" style:family="paragraph" style:parent-style-name="Heading_20_Default" style:class="text" style:default-outline-level="3">
      <style:paragraph-properties fo:margin-top="0.6cm" fo:margin-bottom="0cm" text:number-lines="true" text:line-number="3"/>
      <style:text-properties fo:font-size="110%"/>
    </style:style>
    <style:style style:name="Heading_20_4" style:display-name="Heading 4" style:family="paragraph" style:parent-style-name="Heading_20_Default" style:class="text" style:default-outline-level="4">
      <style:paragraph-properties fo:margin-top="0.6cm" fo:margin-bottom="0cm" text:number-lines="true" text:line-number="4"/>
      <style:text-properties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-14914.082cm" style:type="center"/>
          <style:tab-stop style:position="29824.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2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" style:family="paragraph" style:parent-style-name="Paragraph_20_Default" style:class="index">
      <style:paragraph-properties text:number-lines="false" text:line-number="0"/>
    </style:style>
    <style:style style:name="Paragraph_20_Default" style:display-name="Paragraph Default" style:family="paragraph"/>
    <style:style style:name="Paragraph_20_Verbatim" style:display-name="Paragraph Verbatim" style:family="paragraph">
      <style:paragraph-properties fo:margin-left="0cm" fo:margin-right="0cm" fo:text-indent="0.3cm" style:auto-text-indent="false" fo:background-color="#e0e0e0" style:shadow="none">
        <style:background-image/>
      </style:paragraph-properties>
      <style:text-properties style:font-name="Courier" fo:font-size="10pt"/>
    </style:style>
    <style:style style:name="Paragraph" style:family="paragraph" style:parent-style-name="Paragraph_20_Default"/>
    <style:style style:name="Paragraph_20_Padding" style:display-name="Paragraph Padding" style:family="paragraph" style:parent-style-name="Paragraph_20_Default">
      <style:paragraph-properties fo:margin-top="0.199cm" fo:margin-bottom="0cm"/>
    </style:style>
    <style:style style:name="Paragraph_20_Padding_20_Odd" style:display-name="Paragraph Padding Odd" style:family="paragraph" style:parent-style-name="Paragraph_20_Default">
      <style:paragraph-properties fo:margin-left="1cm" fo:margin-right="0cm" fo:margin-top="0.199cm" fo:margin-bottom="0cm" fo:text-indent="0cm" style:auto-text-indent="false"/>
    </style:style>
    <style:style style:name="Paragraph_20_Screen" style:display-name="Paragraph Screen" style:family="paragraph" style:parent-style-name="Paragraph_20_Verbatim">
      <style:paragraph-properties fo:padding-left="0cm" fo:padding-right="0cm" fo:padding-top="0.199cm" fo:padding-bottom="0.199cm" fo:border-left="none" fo:border-right="none" fo:border-top="0.002cm solid #000000" fo:border-bottom="0.002cm solid #000000"/>
      <style:text-properties style:font-name="Lucida Console"/>
    </style:style>
    <style:style style:name="Paragraph_20_Programlisting" style:display-name="Paragraph Programlisting" style:family="paragraph" style:parent-style-name="Paragraph_20_Verbatim">
      <style:paragraph-properties fo:padding-left="0cm" fo:padding-right="0cm" fo:padding-top="0.199cm" fo:padding-bottom="0.199cm" fo:border-left="0.199cm solid #000000" fo:border-right="none" fo:border-top="none" fo:border-bottom="none"/>
    </style:style>
    <style:style style:name="Paragraph_20_Synopsis" style:display-name="Paragraph Synopsis" style:family="paragraph" style:parent-style-name="Paragraph_20_Verbatim">
      <style:paragraph-properties fo:background-color="#ffffff" fo:padding-left="0cm" fo:padding-right="0cm" fo:padding-top="0.199cm" fo:padding-bottom="0.199cm" fo:border-left="0.199cm solid #000000" fo:border-right="none" fo:border-top="none" fo:border-bottom="none">
        <style:background-image/>
      </style:paragraph-properties>
    </style:style>
    <style:style style:name="Paragraph_20_Justify" style:display-name="Paragraph Justify" style:family="paragraph" style:parent-style-name="Paragraph_20_Default">
      <style:paragraph-properties fo:text-align="justify" style:justify-single-word="false" style:text-autospace="ideograph-alpha" style:punctuation-wrap="hanging" style:line-break="strict" style:writing-mode="page"/>
    </style:style>
    <style:style style:name="Paragraph_20_BlockQuote" style:display-name="Paragraph BlockQuote" style:family="paragraph" style:parent-style-name="Paragraph_20_Default">
      <style:paragraph-properties fo:margin-left="1.199cm" fo:margin-right="0cm" fo:margin-top="0cm" fo:margin-bottom="0.3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/>
      <style:text-properties fo:font-style="italic"/>
    </style:style>
    <style:style style:name="Paragraph_20_Term" style:display-name="Paragraph Term" style:family="paragraph" style:parent-style-name="Paragraph_20_Default">
      <style:paragraph-properties fo:margin-top="0.199cm" fo:margin-bottom="0cm" fo:keep-with-next="always"/>
      <style:text-properties fo:font-weight="bold"/>
    </style:style>
    <style:style style:name="para-sidebar" style:family="paragraph" style:parent-style-name="Paragraph_20_Default"/>
    <style:style style:name="Heading_20_Default" style:display-name="Heading Default" style:family="paragraph">
      <style:paragraph-properties style:shadow="none" fo:keep-with-next="always" text:number-lines="true" text:line-number="0"/>
      <style:text-properties fo:color="#323298" style:font-name="Arial" fo:font-weight="bold"/>
    </style:style>
    <style:style style:name="Headings" style:family="paragraph" style:parent-style-name="Heading_20_Default" style:class="text" style:default-outline-level="5">
      <style:paragraph-properties fo:margin-top="0.499cm" fo:margin-bottom="0cm"/>
      <style:text-properties fo:font-size="11pt"/>
    </style:style>
    <style:style style:name="Heading_20_Small" style:display-name="Heading Small" style:family="paragraph" style:parent-style-name="Heading_20_Default" style:class="text">
      <style:paragraph-properties fo:margin-top="0.499cm" fo:margin-bottom="0cm"/>
      <style:text-properties fo:color="#323298" fo:font-size="11pt"/>
    </style:style>
    <style:style style:name="Paragraph_20_Heading" style:display-name="Paragraph Heading" style:family="paragraph" style:parent-style-name="Heading_20_Default" style:class="text">
      <style:paragraph-properties fo:margin-top="0.349cm" fo:margin-bottom="0cm"/>
      <style:text-properties fo:color="#323298" style:font-name="Arial" fo:font-size="11pt" fo:font-weight="bold"/>
    </style:style>
    <style:style style:name="Paragraph_20_Title" style:display-name="Paragraph Title" style:family="paragraph" style:parent-style-name="Paragraph_20_Default" style:class="text">
      <style:paragraph-properties fo:margin-top="0.349cm" fo:margin-bottom="0cm"/>
      <style:text-properties fo:color="#323298" style:font-name="Arial" fo:font-size="11pt" fo:font-weight="bold"/>
    </style:style>
    <style:style style:name="Title_20_Default" style:display-name="Title Default" style:family="paragraph">
      <style:paragraph-properties style:shadow="none"/>
      <style:text-properties fo:color="#323298" style:font-name="Arial" fo:font-weight="bold"/>
    </style:style>
    <style:style style:name="Title_20_Book" style:display-name="Title Book" style:family="paragraph" style:parent-style-name="Title_20_Default" style:next-style-name="Paragraph_20_Padding">
      <style:paragraph-properties fo:padding-left="0cm" fo:padding-right="0cm" fo:padding-top="0.6cm" fo:padding-bottom="0cm" fo:border="none"/>
      <style:text-properties fo:font-size="300%"/>
    </style:style>
    <style:style style:name="Title_20_Chapter" style:display-name="Title Chapter" style:family="paragraph" style:parent-style-name="Title_20_Default" style:next-style-name="Paragraph_20_Padding">
      <style:paragraph-properties fo:break-before="page" fo:padding-left="0cm" fo:padding-right="0cm" fo:padding-top="0.6cm" fo:padding-bottom="0cm" fo:border="none"/>
      <style:text-properties fo:font-size="300%"/>
    </style:style>
    <style:style style:name="Title_20_Article" style:display-name="Title Article" style:family="paragraph" style:parent-style-name="Title_20_Default" style:next-style-name="Paragraph_20_Padding">
      <style:paragraph-properties fo:padding-left="0cm" fo:padding-right="0cm" fo:padding-top="0.6cm" fo:padding-bottom="0cm" fo:border="none"/>
      <style:text-properties fo:font-size="160%"/>
    </style:style>
    <style:style style:name="Title_20_Bibliography" style:display-name="Title Bibliography" style:family="paragraph" style:parent-style-name="Title_20_Default" style:next-style-name="Paragraph_20_Padding">
      <style:paragraph-properties fo:padding-left="0cm" fo:padding-right="0cm" fo:padding-top="0.6cm" fo:padding-bottom="0cm" fo:border="none"/>
      <style:text-properties fo:font-size="300%"/>
    </style:style>
    <style:style style:name="Bullet_20_Symbols" style:display-name="Bullet Symbols" style:family="text">
      <style:text-properties fo:color="#323298" style:font-name="Arial" fo:font-weight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Text_20_Strong" style:display-name="Text Strong" style:family="text">
      <style:text-properties fo:font-style="italic" fo:font-weight="bold"/>
    </style:style>
    <style:style style:name="Text_20_Bold" style:display-name="Text Bold" style:family="text">
      <style:text-properties fo:font-weight="bold"/>
    </style:style>
    <style:style style:name="Text_20_Italic" style:display-name="Text Italic" style:family="text">
      <style:text-properties fo:font-style="italic"/>
    </style:style>
    <style:style style:name="Text_20_Underline" style:display-name="Text Underline" style:family="text">
      <style:text-properties style:text-underline-style="solid" style:text-underline-width="auto" style:text-underline-color="#000000" style:text-underline-mode="continuous" style:text-line-through-mode="continuous"/>
    </style:style>
    <style:style style:name="Text_20_Strikethrough" style:display-name="Text Strikethrough" style:family="text">
      <style:text-properties style:text-line-through-style="solid"/>
    </style:style>
    <style:style style:name="Text_20_Highlight" style:display-name="Text Highlight" style:family="text">
      <style:text-properties fo:background-color="#ffff00"/>
    </style:style>
    <style:style style:name="Text_20_Monospace" style:display-name="Text Monospace" style:family="text">
      <style:text-properties style:font-name="Courier1"/>
    </style:style>
    <style:style style:name="Text_20_Superscript" style:display-name="Text Superscript" style:family="text">
      <style:text-properties style:text-position="super 58%"/>
    </style:style>
    <style:style style:name="Text_20_Subscript" style:display-name="Text Subscript" style:family="text">
      <style:text-properties style:text-position="sub 58%"/>
    </style:style>
    <style:style style:name="Text_20_Command" style:display-name="Text Command" style:family="text">
      <style:text-properties style:font-name="Courier1" fo:font-weight="bold" fo:background-color="#f0f0f0"/>
    </style:style>
    <style:style style:name="Number_20_Symbols" style:display-name="Number Symbols" style:family="text">
      <style:text-properties fo:color="#323298" style:font-name="Arial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Headings" style:display-name="List Headings">
      <text:list-level-style-number text:level="1" text:style-name="Number_20_Symbols" style:num-suffix="." style:num-format="1">
        <style:list-level-properties text:min-label-distance="0.3cm"/>
      </text:list-level-style-number>
      <text:list-level-style-number text:level="2" text:style-name="Number_20_Symbols" style:num-suffix="." style:num-format="1" text:display-levels="2">
        <style:list-level-properties text:min-label-distance="0.3cm"/>
      </text:list-level-style-number>
      <text:list-level-style-number text:level="3" text:style-name="Number_20_Symbols" style:num-suffix="." style:num-format="1" text:display-levels="3">
        <style:list-level-properties text:min-label-distance="0.3cm"/>
      </text:list-level-style-number>
      <text:list-level-style-number text:level="4" text:style-name="Number_20_Symbols" style:num-suffix="." style:num-format="1" text:display-levels="4">
        <style:list-level-properties text:min-label-distance="0.3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footer" style:family="table">
      <style:table-properties style:width="17.251cm" table:align="margins"/>
    </style:style>
    <style:style style:name="tablefooter.A" style:family="table-column">
      <style:table-column-properties style:column-width="8.625cm" style:rel-column-width="32767*"/>
    </style:style>
    <style:style style:name="tablefooter.B" style:family="table-column">
      <style:table-column-properties style:column-width="8.625cm" style:rel-column-width="32768*"/>
    </style:style>
    <style:style style:name="Table1" style:family="table">
      <style:table-properties style:width="17.251cm" table:align="margins"/>
    </style:style>
    <style:style style:name="Table1.A" style:family="table-column">
      <style:table-column-properties style:column-width="8.625cm" style:rel-column-width="32767*"/>
    </style:style>
    <style:style style:name="Table1.B" style:family="table-column">
      <style:table-column-properties style:column-width="8.625cm" style:rel-column-width="32768*"/>
    </style:style>
    <style:style style:name="P1" style:family="paragraph" style:parent-style-name="Footer">
      <style:paragraph-properties fo:margin-left="0cm" fo:margin-right="0.101cm" fo:margin-top="0.049cm" fo:margin-bottom="0cm" fo:text-align="start" style:justify-single-word="false" fo:text-indent="0cm" style:auto-text-indent="false"/>
      <style:text-properties fo:font-size="7pt"/>
    </style:style>
    <style:style style:name="P2" style:family="paragraph" style:parent-style-name="Footer">
      <style:paragraph-properties fo:margin-left="0cm" fo:margin-right="0.101cm" fo:margin-top="0.049cm" fo:margin-bottom="0cm" fo:text-align="end" style:justify-single-word="false" fo:text-indent="0cm" style:auto-text-indent="false"/>
      <style:text-properties fo:font-size="7pt"/>
    </style:style>
    <style:page-layout style:name="pm1">
      <style:page-layout-properties fo:page-width="21.001cm" fo:page-height="29.7cm" style:num-format="1" style:print-orientation="portrait" fo:margin-top="0.97cm" fo:margin-bottom="0.61cm" fo:margin-left="1.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199cm" fo:margin-left="0cm" fo:margin-right="0cm" fo:margin-top="0.499cm" fo:border-top="0.002cm solid #000000" fo:border-bottom="none" fo:border-left="none" fo:border-right="none" fo:padding="0cm"/>
      </style:footer-style>
    </style:page-layout>
  </office:automatic-styles>
  <office:master-styles>
    <style:master-page style:name="Standard" style:page-layout-name="pm1" style:next-style-name="Others">
      <style:header>
        <text:p text:style-name="Header"><text:s/></text:p>
      </style:header>
      <style:footer>
        <table:table table:name="tablefooter" table:style-name="tablefooter">
          <table:table-column table:style-name="tablefooter.A"/>
          <table:table-column table:style-name="tablefooter.B"/>
          <table:table-row>
            <table:table-cell office:value-type="string">
              <text:p text:style-name="P1"/>
              <text:p text:style-name="P1">Generated by docbook2odf</text:p>
            </table:table-cell>
            <table:table-cell office:value-type="string">
              <text:p text:style-name="P2">Page <text:page-number text:select-page="current">5</text:page-number> of <text:page-count>6</text:page-count> </text:p>
            </table:table-cell>
          </table:table-row>
        </table:table>
      </style:footer>
    </style:master-page>
    <style:master-page style:name="Others" style:page-layout-name="pm1">
      <style:header>
        <text:p text:style-name="Header"><text:s/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1"/>
              <text:p text:style-name="P1">(С) GradSoft Ltd. Kiev. Ukraine. <text:s/>http://www.gradsoft.ua</text:p>
            </table:table-cell>
            <table:table-cell office:value-type="string">
              <text:p text:style-name="P2">Page <text:page-number text:select-page="current">5</text:page-number> of <text:page-count>6</text:page-count>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1$Build-9129</meta:generator>
    <meta:creation-date>2007-06-25T13:04:46</meta:creation-date>
    <dc:creator>Ruslan Shevchenko</dc:creator>
    <dc:date>2007-06-25T17:46:05</dc:date>
    <dc:language>zxx</dc:language>
    <meta:editing-cycles>4</meta:editing-cycles>
    <meta:editing-duration>PT4H41M1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6" meta:paragraph-count="223" meta:word-count="1046" meta:character-count="9319"/>
  </office:meta>
</office:document-meta>
</file>